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Quotations">
      <style:paragraph-properties fo:margin-left="2.058cm" fo:margin-right="1cm" fo:margin-top="0cm" fo:margin-bottom="0cm" loext:contextual-spacing="false" fo:text-indent="0cm" style:auto-text-indent="false" fo:padding="0cm" fo:border="none"/>
    </style:style>
    <style:style style:name="P2" style:family="paragraph" style:parent-style-name="Quotations">
      <style:paragraph-properties fo:margin-left="2.058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3" style:family="paragraph" style:parent-style-name="Quotations">
      <style:paragraph-properties fo:margin-left="2.058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officeooo:rsid="00203797" officeooo:paragraph-rsid="00203797" style:font-size-asian="13pt" style:font-weight-asian="bold" style:font-size-complex="13pt" style:font-weight-complex="bold"/>
    </style:style>
    <style:style style:name="P4" style:family="paragraph" style:parent-style-name="Quotations">
      <style:paragraph-properties fo:margin-left="2.058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normal" officeooo:rsid="00203797" officeooo:paragraph-rsid="00203797" style:font-size-asian="13pt" style:font-weight-asian="normal" style:font-size-complex="13pt" style:font-weight-complex="normal"/>
    </style:style>
    <style:style style:name="P5" style:family="paragraph" style:parent-style-name="Quotations">
      <style:paragraph-properties fo:margin-left="2.058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normal" officeooo:rsid="0020dd8b" officeooo:paragraph-rsid="0020dd8b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left="2.058cm" fo:margin-right="1cm" fo:margin-top="0cm" fo:margin-bottom="0cm" loext:contextual-spacing="false" fo:text-indent="0cm" style:auto-text-indent="fals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byssinica SI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.499cm" loext:contextual-spacing="fals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10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11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bold" officeooo:rsid="00203797" officeooo:paragraph-rsid="00203797" style:font-size-asian="13pt" style:font-weight-asian="bold" style:font-size-complex="13pt" style:font-weight-complex="bold"/>
    </style:style>
    <style:style style:name="P12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13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normal" officeooo:rsid="00203797" officeooo:paragraph-rsid="00203797" style:font-size-asian="13pt" style:font-weight-asian="normal" style:font-size-complex="13pt" style:font-weight-complex="normal"/>
    </style:style>
    <style:style style:name="P14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normal" officeooo:rsid="0020dd8b" officeooo:paragraph-rsid="0020dd8b" style:font-size-asian="13pt" style:font-weight-asian="normal" style:font-size-complex="13pt" style:font-weight-complex="normal"/>
    </style:style>
    <style:style style:name="P15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normal" officeooo:rsid="0021f50a" officeooo:paragraph-rsid="0021f50a" style:font-size-asian="13pt" style:font-weight-asian="normal" style:font-size-complex="13pt" style:font-weight-complex="normal"/>
    </style:style>
    <style:style style:name="P16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normal" officeooo:rsid="0022aee2" officeooo:paragraph-rsid="0022aee2" style:font-size-asian="13pt" style:font-weight-asian="normal" style:font-size-complex="13pt" style:font-weight-complex="normal"/>
    </style:style>
    <style:style style:name="P17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style:text-underline-style="solid" style:text-underline-width="auto" style:text-underline-color="font-color" fo:font-weight="normal" officeooo:rsid="0021f50a" officeooo:paragraph-rsid="0021f50a" style:font-size-asian="13pt" style:font-weight-asian="normal" style:font-size-complex="13pt" style:font-weight-complex="normal"/>
    </style:style>
    <style:style style:name="P18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style="normal" style:text-underline-style="solid" style:text-underline-width="auto" style:text-underline-color="font-color" fo:font-weight="normal" officeooo:rsid="0021f50a" officeooo:paragraph-rsid="0021f50a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style="normal" style:text-underline-style="none" fo:font-weight="normal" officeooo:rsid="0021f50a" officeooo:paragraph-rsid="0021f50a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style:text-underline-style="none" fo:font-weight="normal" officeooo:rsid="0021f50a" officeooo:paragraph-rsid="0021f50a" style:font-size-asian="13pt" style:font-weight-asian="normal" style:font-size-complex="13pt" style:font-weight-complex="normal"/>
    </style:style>
    <style:style style:name="P21" style:family="paragraph" style:parent-style-name="Text_20_body"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22" style:family="paragraph" style:parent-style-name="Text_20_body">
      <style:text-properties style:font-name="Abyssinica SIL" fo:font-size="13pt" fo:font-weight="bold" officeooo:paragraph-rsid="001e91bf" style:font-size-asian="13pt" style:font-weight-asian="bold" style:font-size-complex="13pt" style:font-weight-complex="bold"/>
    </style:style>
    <style:style style:name="P23" style:family="paragraph" style:parent-style-name="Quotations">
      <style:paragraph-properties fo:margin-left="4.117cm" fo:margin-right="2cm" fo:margin-top="0cm" fo:margin-bottom="0cm" loext:contextual-spacing="false" fo:text-indent="0cm" style:auto-text-indent="false" fo:padding="0cm" fo:border="non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24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25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officeooo:paragraph-rsid="001e91bf" style:font-size-asian="13pt" style:font-weight-asian="bold" style:font-size-complex="13pt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Abyssinica SIL" fo:font-size="13pt" fo:font-weight="normal" officeooo:rsid="002510ae" officeooo:paragraph-rsid="002510ae" style:font-size-asian="13pt" style:font-weight-asian="normal" style:font-size-complex="13pt" style:font-weight-complex="normal"/>
    </style:style>
    <style:style style:name="P29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30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officeooo:paragraph-rsid="00237883" style:font-size-asian="13pt" style:font-weight-asian="bold" style:font-size-complex="13pt" style:font-weight-complex="bold"/>
    </style:style>
    <style:style style:name="P31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normal" officeooo:rsid="00237883" officeooo:paragraph-rsid="00237883" style:font-size-asian="13pt" style:font-weight-asian="normal" style:font-size-complex="13pt" style:font-weight-complex="normal"/>
    </style:style>
    <style:style style:name="P32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33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34" style:family="paragraph" style:parent-style-name="Quotations">
      <style:paragraph-properties fo:margin-top="0cm" fo:margin-bottom="0cm" loext:contextual-spacing="false" fo:padding="0cm" fo:border="none"/>
      <style:text-properties style:font-name="Abyssinica SIL" fo:font-size="13pt" fo:font-weight="normal" officeooo:rsid="002510ae" officeooo:paragraph-rsid="002510ae" style:font-size-asian="13pt" style:font-weight-asian="normal" style:font-size-complex="13pt" style:font-weight-complex="normal"/>
    </style:style>
    <style:style style:name="P35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P36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bold" officeooo:rsid="00237883" officeooo:paragraph-rsid="00237883" style:font-size-asian="13pt" style:font-weight-asian="bold" style:font-size-complex="13pt" style:font-weight-complex="bold"/>
    </style:style>
    <style:style style:name="P37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normal" style:font-size-asian="13pt" style:font-weight-asian="normal" style:font-size-complex="13pt" style:font-weight-complex="normal"/>
    </style:style>
    <style:style style:name="P38" style:family="paragraph" style:parent-style-name="Quotations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Abyssinica SIL" fo:font-size="13pt" fo:font-weight="normal" officeooo:rsid="00237883" officeooo:paragraph-rsid="00237883" style:font-size-asian="13pt" style:font-weight-asian="normal" style:font-size-complex="13pt" style:font-weight-complex="normal"/>
    </style:style>
    <style:style style:name="T1" style:family="text">
      <style:text-properties style:font-name="Abyssinica SIL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7883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officeooo:rsid="00237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 to Groovy</text:p>
      <text:p text:style-name="P8"/>
      <text:p text:style-name="P2">1. Create a class in Java along with follwing fields. classname: Person fields: name, age, gender, address Access the fields in all known ways: like through getter, by dot operator</text:p>
      <text:p text:style-name="P2"/>
      <text:p text:style-name="P3">(i)</text:p>
      <text:p text:style-name="P4"><text:s/>class Person</text:p>
      <text:p text:style-name="P4"><text:s/>{</text:p>
      <text:p text:style-name="P4"><text:s text:c="4"/>String name,gender;</text:p>
      <text:p text:style-name="P4"><text:s text:c="4"/>Integer age;</text:p>
      <text:p text:style-name="P4"><text:s text:c="4"/>def address;</text:p>
      <text:p text:style-name="P4"><text:s/>public void setName(String nm,String gen,Integer age,def ad)</text:p>
      <text:p text:style-name="P4"><text:s text:c="4"/>{</text:p>
      <text:p text:style-name="P4"><text:s text:c="6"/>this.name=nm;</text:p>
      <text:p text:style-name="P4"><text:s text:c="6"/>this.gender=gen;</text:p>
      <text:p text:style-name="P4"><text:s text:c="6"/>this.age=age;</text:p>
      <text:p text:style-name="P4"><text:s text:c="6"/>this.address=ad;</text:p>
      <text:p text:style-name="P4"><text:s text:c="6"/>}</text:p>
      <text:p text:style-name="P4">}</text:p>
      <text:p text:style-name="P4"><text:s/></text:p>
      <text:p text:style-name="P4"><text:s text:c="6"/>public static void main(String[] args)</text:p>
      <text:p text:style-name="P4"><text:s text:c="5"/>{</text:p>
      <text:p text:style-name="P4"><text:s text:c="10"/>Person per =new Person();</text:p>
      <text:p text:style-name="P4"><text:s text:c="10"/>per.setName("kamlesh","Male",24,"Jawahar Park")</text:p>
      <text:p text:style-name="P4"><text:s text:c="10"/>System.out.println(per.name);</text:p>
      <text:p text:style-name="P4"><text:s text:c="10"/>System.out.println(per.gender);</text:p>
      <text:p text:style-name="P4">System.out.println(per.age);</text:p>
      <text:p text:style-name="P4">System.out.println(per.address); <text:s/></text:p>
      <text:p text:style-name="P4"><text:s text:c="13"/></text:p>
      <text:p text:style-name="P4">}</text:p>
      <text:p text:style-name="P4"/>
      <text:p text:style-name="P11">(ii)</text:p>
      <text:p text:style-name="P11"/>
      <text:p text:style-name="P11"><text:s/><text:span text:style-name="T2">class Person</text:span></text:p>
      <text:p text:style-name="P13"><text:s/>{</text:p>
      <text:p text:style-name="P13"><text:s text:c="4"/>String name,gender;</text:p>
      <text:p text:style-name="P13"><text:s text:c="4"/>Integer age;</text:p>
      <text:p text:style-name="P13"><text:s text:c="4"/>def address;</text:p>
      <text:p text:style-name="P13"/>
      <text:p text:style-name="P13">public void getName(){}</text:p>
      <text:p text:style-name="P13"><text:soft-page-break/><text:s/>public void setName(String nm,String gen,Integer age,def ad)</text:p>
      <text:p text:style-name="P13"><text:s text:c="4"/>{</text:p>
      <text:p text:style-name="P13"><text:s text:c="6"/>this.name=nm;</text:p>
      <text:p text:style-name="P13"><text:s text:c="6"/>this.gender=gen;</text:p>
      <text:p text:style-name="P13"><text:s text:c="6"/>this.age=age;</text:p>
      <text:p text:style-name="P13"><text:s text:c="6"/>this.address=ad;</text:p>
      <text:p text:style-name="P13"><text:s text:c="6"/>}</text:p>
      <text:p text:style-name="P13"/>
      <text:p text:style-name="P13"><text:s/></text:p>
      <text:p text:style-name="P13"><text:s/></text:p>
      <text:p text:style-name="P13">}</text:p>
      <text:p text:style-name="P13"><text:s text:c="6"/>public static void main(String[] args)</text:p>
      <text:p text:style-name="P13"><text:s text:c="5"/>{</text:p>
      <text:p text:style-name="P13"><text:s text:c="2"/>Person per =new Person(name:"kamlesh",gender:"Male",age:24,address:"Jawahar Park");</text:p>
      <text:p text:style-name="P13"><text:s text:c="10"/></text:p>
      <text:p text:style-name="P13"><text:s text:c="10"/>System.out.println(per.name);</text:p>
      <text:p text:style-name="P13"><text:s text:c="10"/>System.out.println(per.gender);</text:p>
      <text:p text:style-name="P13">System.out.println(per.age);</text:p>
      <text:p text:style-name="P13">System.out.println(per.address); <text:s/></text:p>
      <text:p text:style-name="P13"><text:s text:c="13"/></text:p>
      <text:p text:style-name="P13">}</text:p>
      <text:p text:style-name="P12"/>
      <text:p text:style-name="P10">2. Print this pattern :</text:p>
      <text:p text:style-name="P23">*</text:p>
      <text:p text:style-name="P23">**</text:p>
      <text:p text:style-name="P23">****</text:p>
      <text:p text:style-name="P23">********</text:p>
      <text:p text:style-name="P2"/>
      <text:p text:style-name="P5">4.times{</text:p>
      <text:p text:style-name="P5">def a=1</text:p>
      <text:p text:style-name="P5">it.times{a=a*2;}</text:p>
      <text:p text:style-name="P5">a.times{print("*")}</text:p>
      <text:p text:style-name="P5">println("")</text:p>
      <text:p text:style-name="P5">}</text:p>
      <text:p text:style-name="P10"/>
      <text:p text:style-name="P10">3. GString... override the toString() of the Person class to return something like... "Sachin is a man aged 24 who lives at Delhi. He works for Intelligrape with employee id 12 and draws $$$$$$$ lots of money !!!!."</text:p>
      <text:p text:style-name="P10"/>
      <text:p text:style-name="P12"/>
      <text:p text:style-name="P14">class Person</text:p>
      <text:p text:style-name="P14"><text:soft-page-break/>{</text:p>
      <text:p text:style-name="P14"><text:s text:c="3"/>public String check()</text:p>
      <text:p text:style-name="P14"><text:s text:c="4"/>{println("Sachin is a man aged 24 who lives at Delhi. He works for Intelligrape with employee id 12 and draws \$\$\$\$\$\$\$ lots of money !!!!.") }</text:p>
      <text:p text:style-name="P14"><text:s/>}</text:p>
      <text:p text:style-name="P14"><text:s text:c="9"/>Person person = new Person()</text:p>
      <text:p text:style-name="P14"><text:s text:c="8"/>person.check()</text:p>
      <text:p text:style-name="P10"/>
      <text:p text:style-name="P10"/>
      <text:p text:style-name="P10">4. Groovy Truth: if('test') { printlnn "test evaluated to true inside if" }</text:p>
      <text:p text:style-name="P10">try replacing test with various objects and observe its behaviour.</text:p>
      <text:p text:style-name="P23">a) "Test"</text:p>
      <text:p text:style-name="P23">b)'null'</text:p>
      <text:p text:style-name="P23">c) null</text:p>
      <text:p text:style-name="P23">d) 100</text:p>
      <text:p text:style-name="P23">e) 0</text:p>
      <text:p text:style-name="P23">f) empty list</text:p>
      <text:p text:style-name="P23">g) list with all vaues as null List list = new ArrayList()</text:p>
      <text:p text:style-name="P2"/>
      <text:p text:style-name="P10"/>
      <text:p text:style-name="P10">5. Print multiple of 3 upto 10 terms in at least three different ways using groovy special methods</text:p>
      <text:p text:style-name="P10"/>
      <text:p text:style-name="P17">1<text:span text:style-name="T4">st</text:span> method</text:p>
      <text:p text:style-name="P15"/>
      <text:p text:style-name="P15">1.upto( 10 ) {</text:p>
      <text:p text:style-name="P15"><text:s text:c="3"/>println('3 * '+it+':='+it*3)</text:p>
      <text:p text:style-name="P15"><text:s/>}</text:p>
      <text:p text:style-name="P15"/>
      <text:p text:style-name="P18">2<text:span text:style-name="T4">nd</text:span> method</text:p>
      <text:p text:style-name="P18"/>
      <text:p text:style-name="P19">11.times{</text:p>
      <text:p text:style-name="P19"><text:s text:c="3"/>if(it!=0)</text:p>
      <text:p text:style-name="P19"><text:s text:c="3"/>println('3 * '+it+':='+it*3)</text:p>
      <text:p text:style-name="P19"><text:s text:c="2"/>}</text:p>
      <text:p text:style-name="P10"/>
      <text:p text:style-name="P17">3<text:span text:style-name="T4">rd</text:span> method</text:p>
      <text:p text:style-name="P17"/>
      <text:p text:style-name="P20">10.downto(0)</text:p>
      <text:p text:style-name="P20"><text:s/>{ def a=10-it</text:p>
      <text:p text:style-name="P20"><text:soft-page-break/><text:s text:c="3"/>if(a!=0) </text:p>
      <text:p text:style-name="P20"><text:s text:c="2"/>println('3 * '+a+':='+a*3)</text:p>
      <text:p text:style-name="P20">}</text:p>
      <text:p text:style-name="P10"/>
      <text:p text:style-name="P10">6. Write a closure which checks if a value is odd/even, Use this closure with list of values to identify which values are odd and which are even.</text:p>
      <text:p text:style-name="P10"/>
      <text:p text:style-name="P16">def check= <text:s/>{ n-&gt; <text:s/>if(n%2==0)</text:p>
      <text:p text:style-name="P16"><text:s text:c="33"/>println "${n} is even"</text:p>
      <text:p text:style-name="P16"><text:s text:c="33"/>else</text:p>
      <text:p text:style-name="P16"><text:s text:c="34"/>println "${n} is odd"</text:p>
      <text:p text:style-name="P16"><text:s text:c="33"/></text:p>
      <text:p text:style-name="P16"><text:s text:c="33"/></text:p>
      <text:p text:style-name="P16"><text:s text:c="23"/>}</text:p>
      <text:p text:style-name="P16"><text:s text:c="9"/></text:p>
      <text:p text:style-name="P16"><text:s text:c="9"/>def list=(1..10) <text:s text:c="9"/></text:p>
      <text:p text:style-name="P16"><text:s/>list.each(check);</text:p>
      <text:p text:style-name="P10"/>
      <text:p text:style-name="P10">7. Combine content of all the files in a specific directory to another new file</text:p>
      <text:p text:style-name="P24"/>
      <text:p text:style-name="P30"><text:s text:c="4"/><text:span text:style-name="T2"><text:s/></text:span><text:span text:style-name="T3">TargetFile=new File('tempdir/myfile.txt')</text:span></text:p>
      <text:p text:style-name="P31">def fileclosure= {file-&gt;</text:p>
      <text:p text:style-name="P31"><text:s text:c="3"/>if(TargetFile.name!=file.name)</text:p>
      <text:p text:style-name="P31"><text:s text:c="3"/>{</text:p>
      <text:p text:style-name="P31"><text:s text:c="2"/>TargetFile &lt;&lt; file.text;</text:p>
      <text:p text:style-name="P31"><text:s text:c="2"/>TargetFile&lt;&lt;"File name ${file.name} copied \n";</text:p>
      <text:p text:style-name="P31"><text:s text:c="2"/>}</text:p>
      <text:p text:style-name="P31">}</text:p>
      <text:p text:style-name="P31">new File('tempdir/').eachFile (fileclosure);</text:p>
      <text:p text:style-name="P31">println "${TargetFile.text}" </text:p>
      <text:p text:style-name="P24"><text:s text:c="4"/></text:p>
      <text:p text:style-name="P24"/>
      <text:p text:style-name="P31">Hello how are you??</text:p>
      <text:p text:style-name="P31">File name myfile.txt~ copied </text:p>
      <text:p text:style-name="P12"/>
      <text:p text:style-name="P10"/>
      <text:p text:style-name="P24">8. Create a file which contains all the odd numbered lines of a given file. Each line should be numbered at the beginning of line viz : 1, 3, 5.....</text:p>
      <text:p text:style-name="P24"/>
      <text:p text:style-name="P37"/>
      <text:p text:style-name="P31"/>
      <text:p text:style-name="P31"><text:soft-page-break/>def d=new File('tempdir/4.txt');</text:p>
      <text:p text:style-name="P31"><text:s/>new File('tempdir/myfile.txt').eachLine{line,lineno-&gt;</text:p>
      <text:p text:style-name="P31"><text:s text:c="41"/>if(lineno%2==1)</text:p>
      <text:p text:style-name="P31"><text:s text:c="40"/>d&lt;&lt;lineno&lt;&lt;" "&lt;&lt;line &lt;&lt;'\n';</text:p>
      <text:p text:style-name="P31"><text:s text:c="40"/>}</text:p>
      <text:p text:style-name="P31"><text:s/>println "$d.text"</text:p>
      <text:p text:style-name="P36"><text:s/></text:p>
      <text:p text:style-name="P10"/>
      <text:p text:style-name="P10">9. Write a method which removes all the white spaces in a file and writes the output to another file. Suppose white space characters are Space, Tab and Enter</text:p>
      <text:p text:style-name="P12"/>
      <text:p text:style-name="P34">def d=new File('tempdir/4.txt');</text:p>
      <text:p text:style-name="P34">new File('tempdir/myfile.txt').text.tokenize(" \t\n").each{ d&lt;&lt;it;};</text:p>
      <text:p text:style-name="P34">println "$d.text";</text:p>
      <text:p text:style-name="P12"/>
      <text:p text:style-name="P10">10. Make copy of an image type.</text:p>
      <text:p text:style-name="P10"/>
      <text:p text:style-name="P28"><text:s text:c="4"/>def alex=new File('tempdir/nat1.jpg');</text:p>
      <text:p text:style-name="P28"><text:s text:c="4"/>def joe=new File('tempdir/nat2.jpeg')</text:p>
      <text:p text:style-name="P28"><text:s text:c="4"/>joe.bytes =alex.bytes</text:p>
      <text:p text:style-name="P2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2:36:39.589158390</meta:creation-date>
    <dc:date>2015-05-03T20:57:23.061752812</dc:date>
    <meta:editing-duration>PT41M44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5" meta:paragraph-count="139" meta:word-count="490" meta:character-count="4089" meta:non-whitespace-character-count="3079"/>
  </office:meta>
</office:document-meta>
</file>